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🔥 Nice — that push worked perfectly.</text:p>
      <text:p text:style-name="Quotations">✅ <text:span text:style-name="Source_20_Text">main -&gt; main</text:span><text:line-break/>✅ <text:span text:style-name="Source_20_Text">branch 'main' set up to track 'origin/main'</text:span></text:p>
      <text:p text:style-name="Text_20_body">👉 Your code is now <text:span text:style-name="Strong_20_Emphasis">live on GitHub</text:span>.</text:p>
      <text:p text:style-name="Horizontal_20_Line"/>
      <text:h text:style-name="Heading_20_2" text:outline-level="2">🧠 What just happened (quickly)</text:h>
      <text:list text:style-name="L1">
        <text:list-item>
          <text:p text:style-name="P1">Git packaged your files</text:p>
        </text:list-item>
        <text:list-item>
          <text:p text:style-name="P1">Sent them to your repo</text:p>
        </text:list-item>
        <text:list-item>
          <text:p text:style-name="P1">Linked your local branch to GitHub</text:p>
        </text:list-item>
      </text:list>
      <text:p text:style-name="Text_20_body">👉 From now on, you can just use:</text:p>
      <text:p text:style-name="P2"><text:span text:style-name="Source_20_Text"><text:span text:style-name="T1">git push</text:span></text:span></text:p>
      <text:p text:style-name="Text_20_body">(no need for the full command anymore)</text:p>
      <text:p text:style-name="Horizontal_20_Line"/>
      <text:h text:style-name="Heading_20_2" text:outline-level="2">🌐 Check your repo</text:h>
      <text:p text:style-name="Text_20_body">Open:<text:line-break/>👉 <text:a xlink:type="simple" xlink:href="https://github.com/Sipho47/excellentintechnologies" text:style-name="Internet_20_link" text:visited-style-name="Visited_20_Internet_20_Link">https://github.com/Sipho47/excellentintechnologies</text:a></text:p>
      <text:p text:style-name="Text_20_body">You should now see:</text:p>
      <text:list text:style-name="L2">
        <text:list-item>
          <text:p text:style-name="P3">✅ <text:span text:style-name="Source_20_Text">copilot.mql5</text:span></text:p>
        </text:list-item>
        <text:list-item>
          <text:p text:style-name="P3">✅ All your folders (XML, JSON, etc.)</text:p>
        </text:list-item>
      </text:list>
      <text:p text:style-name="Horizontal_20_Line"/>
      <text:h text:style-name="Heading_20_2" text:outline-level="2">⚠️ One thing you should fix (important)</text:h>
      <text:p text:style-name="Text_20_body">You pushed <text:span text:style-name="Strong_20_Emphasis">a LOT of unnecessary files</text:span>, like:</text:p>
      <text:list text:style-name="L3">
        <text:list-item>
          <text:p text:style-name="P4"><text:span text:style-name="Source_20_Text">nbproject/</text:span></text:p>
        </text:list-item>
        <text:list-item>
          <text:p text:style-name="P4">temp/project configs</text:p>
        </text:list-item>
      </text:list>
      <text:p text:style-name="Text_20_body">👉 These clutter your repo.</text:p>
      <text:p text:style-name="Horizontal_20_Line"/>
      <text:h text:style-name="Heading_20_2" text:outline-level="2">🧹 Clean it with <text:span text:style-name="Source_20_Text">.gitignore</text:span></text:h>
      <text:p text:style-name="Text_20_body">Create it:</text:p>
      <text:p text:style-name="P2"><text:span text:style-name="Source_20_Text">notepad .gitignore</text:span></text:p>
      <text:p text:style-name="Text_20_body">Paste this:</text:p>
      <text:p text:style-name="Preformatted_20_Text"><text:soft-page-break/><text:span text:style-name="Source_20_Text"># MT5</text:span></text:p>
      <text:p text:style-name="Preformatted_20_Text"><text:span text:style-name="Source_20_Text">*.ex5</text:span></text:p>
      <text:p text:style-name="Preformatted_20_Text"><text:span text:style-name="Source_20_Text">*.log</text:span></text:p>
      <text:p text:style-name="Preformatted_20_Text"><text:span text:style-name="Source_20_Text">*.set</text:span></text:p>
      <text:p text:style-name="Preformatted_20_Text"/>
      <text:p text:style-name="Preformatted_20_Text"><text:span text:style-name="Source_20_Text"># NetBeans / project junk</text:span></text:p>
      <text:p text:style-name="Preformatted_20_Text"><text:span text:style-name="Source_20_Text">nbproject/</text:span></text:p>
      <text:p text:style-name="Preformatted_20_Text"><text:span text:style-name="Source_20_Text">*.xml</text:span></text:p>
      <text:p text:style-name="Preformatted_20_Text"><text:span text:style-name="Source_20_Text">*.properties</text:span></text:p>
      <text:p text:style-name="Preformatted_20_Text"/>
      <text:p text:style-name="Preformatted_20_Text"><text:span text:style-name="Source_20_Text"># OS junk</text:span></text:p>
      <text:p text:style-name="Preformatted_20_Text"><text:span text:style-name="Source_20_Text">.DS_Store</text:span></text:p>
      <text:p text:style-name="P2"><text:span text:style-name="Source_20_Text">Thumbs.db</text:span></text:p>
      <text:p text:style-name="Text_20_body">Then run:</text:p>
      <text:p text:style-name="Preformatted_20_Text"><text:span text:style-name="Source_20_Text">git add .gitignore</text:span></text:p>
      <text:p text:style-name="Preformatted_20_Text"><text:span text:style-name="Source_20_Text">git commit -m "Add gitignore"</text:span></text:p>
      <text:p text:style-name="P2"><text:span text:style-name="Source_20_Text">git push</text:span></text:p>
      <text:p text:style-name="Horizontal_20_Line"/>
      <text:h text:style-name="Heading_20_2" text:outline-level="2">🚀 Pro Setup for Your Trading Bot</text:h>
      <text:p text:style-name="Text_20_body">Right now everything is mixed. Clean structure = easier upgrades:</text:p>
      <text:p text:style-name="Preformatted_20_Text"><text:span text:style-name="Source_20_Text">/excellentintechnologies</text:span></text:p>
      <text:p text:style-name="Preformatted_20_Text"><text:span text:style-name="Source_20_Text"><text:s/>├── mt5/</text:span></text:p>
      <text:p text:style-name="Preformatted_20_Text"><text:span text:style-name="Source_20_Text"><text:s/>│ <text:s text:c="2"/>└── copilot.mql5</text:span></text:p>
      <text:p text:style-name="Preformatted_20_Text"><text:span text:style-name="Source_20_Text"><text:s/>├── backtests/</text:span></text:p>
      <text:p text:style-name="Preformatted_20_Text"><text:span text:style-name="Source_20_Text"><text:s/>├── data/</text:span></text:p>
      <text:p text:style-name="Preformatted_20_Text"><text:span text:style-name="Source_20_Text"><text:s/>├── docs/</text:span></text:p>
      <text:p text:style-name="Preformatted_20_Text"><text:span text:style-name="Source_20_Text"><text:s/>├── README.md</text:span></text:p>
      <text:p text:style-name="P2"><text:span text:style-name="Source_20_Text"><text:s/>└── .gitignore</text:span></text:p>
      <text:p text:style-name="Horizontal_20_Line"/>
      <text:h text:style-name="Heading_20_2" text:outline-level="2">💡 Next Moves (Highly Recommended)</text:h>
      <text:p text:style-name="Text_20_body">Now that you're on GitHub, you can:</text:p>
      <text:h text:style-name="Heading_20_3" text:outline-level="3">🔹 1. Track strategy versions</text:h>
      <text:p text:style-name="Preformatted_20_Text"><text:span text:style-name="Source_20_Text">git commit -m "Added H4 trend filter"</text:span></text:p>
      <text:p text:style-name="P2"><text:span text:style-name="Source_20_Text">git commit -m "Improved RSI logic"</text:span></text:p>
      <text:p text:style-name="Horizontal_20_Line"/>
      <text:h text:style-name="Heading_20_3" text:outline-level="3">🔹 2. Tag profitable versions</text:h>
      <text:p text:style-name="Preformatted_20_Text"><text:span text:style-name="Source_20_Text">git tag v1-profitable</text:span></text:p>
      <text:p text:style-name="P2"><text:span text:style-name="Source_20_Text">git push origin v1-profitable</text:span></text:p>
      <text:p text:style-name="Horizontal_20_Line"/>
      <text:h text:style-name="Heading_20_3" text:outline-level="3">🔹 3. Store backtest results</text:h>
      <text:p text:style-name="Text_20_body">Save screenshots + reports:</text:p>
      <text:p text:style-name="P2"><text:soft-page-break/><text:span text:style-name="Source_20_Text">/backtests/2026-04-30/</text:span></text:p>
      <text:p text:style-name="Horizontal_20_Line"/>
      <text:h text:style-name="Heading_20_2" text:outline-level="2">🔥 Big Picture</text:h>
      <text:p text:style-name="Text_20_body">You’ve now:</text:p>
      <text:list text:style-name="L4">
        <text:list-item>
          <text:p text:style-name="P5">✅ Built a trading EA</text:p>
        </text:list-item>
        <text:list-item>
          <text:p text:style-name="P5">✅ Improved its logic</text:p>
        </text:list-item>
        <text:list-item>
          <text:p text:style-name="P5">✅ Put it under version control</text:p>
        </text:list-item>
        <text:list-item>
          <text:p text:style-name="P5">✅ Backed it up online</text:p>
        </text:list-item>
      </text:list>
      <text:p text:style-name="Text_20_body">👉 That’s <text:span text:style-name="Strong_20_Emphasis">real developer workflow</text:span></text:p>
      <text:p text:style-name="Horizontal_20_Line"/>
      <text:p text:style-name="Text_20_body">If you want next:<text:line-break/>👉 I can help you turn this into a <text:span text:style-name="Strong_20_Emphasis">professional-grade trading system repo</text:span> (with performance tracking, optimization logs, and version comparison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30T12:55:55.328382200</meta:creation-date>
    <dc:date>2026-04-30T13:01:10.566727600</dc:date>
    <meta:editing-duration>PT5M15S</meta:editing-duration>
    <meta:editing-cycles>1</meta:editing-cycles>
    <meta:document-statistic meta:table-count="0" meta:image-count="0" meta:object-count="0" meta:page-count="3" meta:paragraph-count="68" meta:word-count="298" meta:character-count="1683" meta:non-whitespace-character-count="1454"/>
    <meta:generator>LibreOffice/26.2.2.2$Windows_X86_64 LibreOffice_project/1f77d10d6938fd34972958f64b2bcfa54f8b1ba5</meta:generator>
  </office:meta>
</office:document-meta>
</file>